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9" table:default-cell-style-name="Default"/>
        <table:table-row table:style-name="ro1">
          <table:table-cell office:value-type="string" calcext:value-type="string">
            <text:p>ep.A.g</text:p>
          </table:table-cell>
          <table:table-cell table:formula="of:=MAX([.B3:.B100])" office:value-type="float" office:value="10236" calcext:value-type="float">
            <text:p>10236</text:p>
          </table:table-cell>
          <table:table-cell table:formula="of:=AVERAGE([.C3:.C100])" office:value-type="float" office:value="6446701112.27273" calcext:value-type="float">
            <text:p>6446701112.27273</text:p>
          </table:table-cell>
          <table:table-cell table:formula="of:=AVERAGE([.D3:.D100])" office:value-type="float" office:value="8635428283.81818" calcext:value-type="float">
            <text:p>8635428283.81818</text:p>
          </table:table-cell>
          <table:table-cell table:formula="of:=AVERAGE([.E3:.E100])" office:value-type="float" office:value="280.636363636364" calcext:value-type="float">
            <text:p>280.6363636364</text:p>
          </table:table-cell>
          <table:table-cell table:formula="of:=AVERAGE([.F3:.F100])" office:value-type="float" office:value="14319606.8181818" calcext:value-type="float">
            <text:p>14319606.8181818</text:p>
          </table:table-cell>
          <table:table-cell table:formula="of:=AVERAGE([.G3:.G100])" office:value-type="float" office:value="14850521.6363636" calcext:value-type="float">
            <text:p>14850521.6363636</text:p>
          </table:table-cell>
          <table:table-cell table:formula="of:=AVERAGE([.H3:.H100])" office:value-type="float" office:value="5868.81818181818" calcext:value-type="float">
            <text:p>5868.8181818182</text:p>
          </table:table-cell>
          <table:table-cell table:formula="of:=AVERAGE([.I3:.I100])" office:value-type="float" office:value="28" calcext:value-type="float">
            <text:p>28</text:p>
          </table:table-cell>
          <table:table-cell table:formula="of:=AVERAGE([.J3:.J100])" office:value-type="float" office:value="0" calcext:value-type="float">
            <text:p>0</text:p>
          </table:table-cell>
          <table:table-cell table:formula="of:=AVERAGE([.K3:.K100])" office:value-type="float" office:value="97" calcext:value-type="float">
            <text:p>97</text:p>
          </table:table-cell>
          <table:table-cell table:formula="of:=AVERAGE([.L3:.L100])" office:value-type="float" office:value="0" calcext:value-type="float">
            <text:p>0</text:p>
          </table:table-cell>
          <table:table-cell table:formula="of:=AVERAGE([.M3:.M100])" office:value-type="string" office:string-value="" calcext:value-type="error">
            <text:p>#DIV/0!</text:p>
          </table:table-cell>
          <table:table-cell table:formula="of:=AVERAGE([.N3:.N100])" office:value-type="float" office:value="0.744633272727273" calcext:value-type="float">
            <text:p>0.7446332727</text:p>
          </table:table-cell>
          <table:table-cell table:formula="of:=AVERAGE([.O3:.O100])" office:value-type="float" office:value="280.636363636364" calcext:value-type="float">
            <text:p>280.6363636364</text:p>
          </table:table-cell>
          <table:table-cell table:formula="of:=AVERAGE([.P3:.P100])" office:value-type="float" office:value="0.977856636363636" calcext:value-type="float">
            <text:p>0.9778566364</text:p>
          </table:table-cell>
          <table:table-cell table:formula="of:=AVERAGE([.Q3:.Q100])" office:value-type="float" office:value="1.01703654545455" calcext:value-type="float">
            <text:p>1.0170365455</text:p>
          </table:table-cell>
          <table:table-cell table:formula="of:=AVERAGE([.R3:.R100])" office:value-type="float" office:value="0.000375727272727273" calcext:value-type="float">
            <text:p>0.0003757273</text:p>
          </table:table-cell>
          <table:table-cell table:formula="of:=AVERAGE([.S3:.S100])" office:value-type="float" office:value="0.961818181818182" calcext:value-type="float">
            <text:p>0.9618181818</text:p>
          </table:table-cell>
          <table:table-cell table:formula="of:=AVERAGE([.T3:.T100])" office:value-type="float" office:value="57152.8090909091" calcext:value-type="float">
            <text:p>57152.8090909091</text:p>
          </table:table-cell>
        </table:table-row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34264" calcext:value-type="float">
            <text:p>34264</text:p>
          </table:table-cell>
          <table:table-cell office:value-type="float" office:value="1004" calcext:value-type="float">
            <text:p>1004</text:p>
          </table:table-cell>
          <table:table-cell office:value-type="float" office:value="6897734174" calcext:value-type="float">
            <text:p>6897734174</text:p>
          </table:table-cell>
          <table:table-cell office:value-type="float" office:value="9250220589" calcext:value-type="float">
            <text:p>9250220589</text:p>
          </table:table-cell>
          <table:table-cell office:value-type="float" office:value="2399" calcext:value-type="float">
            <text:p>2399</text:p>
          </table:table-cell>
          <table:table-cell office:value-type="float" office:value="16227547" calcext:value-type="float">
            <text:p>16227547</text:p>
          </table:table-cell>
          <table:table-cell office:value-type="float" office:value="17396617" calcext:value-type="float">
            <text:p>17396617</text:p>
          </table:table-cell>
          <table:table-cell office:value-type="float" office:value="35707" calcext:value-type="float">
            <text:p>3570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5683" calcext:value-type="float">
            <text:p>0.745683</text:p>
          </table:table-cell>
          <table:table-cell office:value-type="float" office:value="2399" calcext:value-type="float">
            <text:p>2399</text:p>
          </table:table-cell>
          <table:table-cell office:value-type="float" office:value="1.034425" calcext:value-type="float">
            <text:p>1.034425</text:p>
          </table:table-cell>
          <table:table-cell office:value-type="float" office:value="1.108948" calcext:value-type="float">
            <text:p>1.108948</text:p>
          </table:table-cell>
          <table:table-cell office:value-type="float" office:value="0.002276" calcext:value-type="float">
            <text:p>0.002276</text:p>
          </table:table-cell>
          <table:table-cell office:value-type="float" office:value="0.93" calcext:value-type="float">
            <text:p>0.93</text:p>
          </table:table-cell>
          <table:table-cell office:value-type="float" office:value="487.2" calcext:value-type="float">
            <text:p>487.2</text:p>
          </table:table-cell>
        </table:table-row>
        <table:table-row table:style-name="ro1">
          <table:table-cell office:value-type="float" office:value="34264" calcext:value-type="float">
            <text:p>34264</text:p>
          </table:table-cell>
          <table:table-cell office:value-type="float" office:value="2007" calcext:value-type="float">
            <text:p>2007</text:p>
          </table:table-cell>
          <table:table-cell office:value-type="float" office:value="6878639862" calcext:value-type="float">
            <text:p>6878639862</text:p>
          </table:table-cell>
          <table:table-cell office:value-type="float" office:value="9205172970" calcext:value-type="float">
            <text:p>9205172970</text:p>
          </table:table-cell>
          <table:table-cell office:value-type="float" office:value="50" calcext:value-type="float">
            <text:p>50</text:p>
          </table:table-cell>
          <table:table-cell office:value-type="float" office:value="14866391" calcext:value-type="float">
            <text:p>14866391</text:p>
          </table:table-cell>
          <table:table-cell office:value-type="float" office:value="15144086" calcext:value-type="float">
            <text:p>15144086</text:p>
          </table:table-cell>
          <table:table-cell office:value-type="float" office:value="3226" calcext:value-type="float">
            <text:p>322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258" calcext:value-type="float">
            <text:p>0.747258</text:p>
          </table:table-cell>
          <table:table-cell office:value-type="float" office:value="50" calcext:value-type="float">
            <text:p>50</text:p>
          </table:table-cell>
          <table:table-cell office:value-type="float" office:value="0.948603" calcext:value-type="float">
            <text:p>0.948603</text:p>
          </table:table-cell>
          <table:table-cell office:value-type="float" office:value="0.966323" calcext:value-type="float">
            <text:p>0.966323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98" calcext:value-type="float">
            <text:p>0.98</text:p>
          </table:table-cell>
          <table:table-cell office:value-type="float" office:value="4694.38" calcext:value-type="float">
            <text:p>4694.38</text:p>
          </table:table-cell>
        </table:table-row>
        <table:table-row table:style-name="ro1">
          <table:table-cell office:value-type="float" office:value="34264" calcext:value-type="float">
            <text:p>34264</text:p>
          </table:table-cell>
          <table:table-cell office:value-type="float" office:value="3010" calcext:value-type="float">
            <text:p>3010</text:p>
          </table:table-cell>
          <table:table-cell office:value-type="float" office:value="7087031646" calcext:value-type="float">
            <text:p>7087031646</text:p>
          </table:table-cell>
          <table:table-cell office:value-type="float" office:value="9480744661" calcext:value-type="float">
            <text:p>9480744661</text:p>
          </table:table-cell>
          <table:table-cell office:value-type="float" office:value="38" calcext:value-type="float">
            <text:p>38</text:p>
          </table:table-cell>
          <table:table-cell office:value-type="float" office:value="15046515" calcext:value-type="float">
            <text:p>15046515</text:p>
          </table:table-cell>
          <table:table-cell office:value-type="float" office:value="15160605" calcext:value-type="float">
            <text:p>15160605</text:p>
          </table:table-cell>
          <table:table-cell office:value-type="float" office:value="3749" calcext:value-type="float">
            <text:p>374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518" calcext:value-type="float">
            <text:p>0.747518</text:p>
          </table:table-cell>
          <table:table-cell office:value-type="float" office:value="38" calcext:value-type="float">
            <text:p>38</text:p>
          </table:table-cell>
          <table:table-cell office:value-type="float" office:value="0.960097" calcext:value-type="float">
            <text:p>0.960097</text:p>
          </table:table-cell>
          <table:table-cell office:value-type="float" office:value="0.967377" calcext:value-type="float">
            <text:p>0.967377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.99" calcext:value-type="float">
            <text:p>0.99</text:p>
          </table:table-cell>
          <table:table-cell office:value-type="float" office:value="4043.91" calcext:value-type="float">
            <text:p>4043.91</text:p>
          </table:table-cell>
        </table:table-row>
        <table:table-row table:style-name="ro1">
          <table:table-cell office:value-type="float" office:value="34264" calcext:value-type="float">
            <text:p>34264</text:p>
          </table:table-cell>
          <table:table-cell office:value-type="float" office:value="4013" calcext:value-type="float">
            <text:p>4013</text:p>
          </table:table-cell>
          <table:table-cell office:value-type="float" office:value="6953500291" calcext:value-type="float">
            <text:p>6953500291</text:p>
          </table:table-cell>
          <table:table-cell office:value-type="float" office:value="9308319400" calcext:value-type="float">
            <text:p>9308319400</text:p>
          </table:table-cell>
          <table:table-cell office:value-type="float" office:value="55" calcext:value-type="float">
            <text:p>55</text:p>
          </table:table-cell>
          <table:table-cell office:value-type="float" office:value="14893071" calcext:value-type="float">
            <text:p>14893071</text:p>
          </table:table-cell>
          <table:table-cell office:value-type="float" office:value="15093471" calcext:value-type="float">
            <text:p>15093471</text:p>
          </table:table-cell>
          <table:table-cell office:value-type="float" office:value="3608" calcext:value-type="float">
            <text:p>360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02" calcext:value-type="float">
            <text:p>0.74702</text:p>
          </table:table-cell>
          <table:table-cell office:value-type="float" office:value="55" calcext:value-type="float">
            <text:p>55</text:p>
          </table:table-cell>
          <table:table-cell office:value-type="float" office:value="0.950306" calcext:value-type="float">
            <text:p>0.950306</text:p>
          </table:table-cell>
          <table:table-cell office:value-type="float" office:value="0.963093" calcext:value-type="float">
            <text:p>0.963093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99" calcext:value-type="float">
            <text:p>0.99</text:p>
          </table:table-cell>
          <table:table-cell office:value-type="float" office:value="4183.33" calcext:value-type="float">
            <text:p>4183.33</text:p>
          </table:table-cell>
        </table:table-row>
        <table:table-row table:style-name="ro1">
          <table:table-cell office:value-type="float" office:value="34264" calcext:value-type="float">
            <text:p>34264</text:p>
          </table:table-cell>
          <table:table-cell office:value-type="float" office:value="5016" calcext:value-type="float">
            <text:p>5016</text:p>
          </table:table-cell>
          <table:table-cell office:value-type="float" office:value="6903795893" calcext:value-type="float">
            <text:p>6903795893</text:p>
          </table:table-cell>
          <table:table-cell office:value-type="float" office:value="9232147152" calcext:value-type="float">
            <text:p>9232147152</text:p>
          </table:table-cell>
          <table:table-cell office:value-type="float" office:value="58" calcext:value-type="float">
            <text:p>58</text:p>
          </table:table-cell>
          <table:table-cell office:value-type="float" office:value="16161272" calcext:value-type="float">
            <text:p>16161272</text:p>
          </table:table-cell>
          <table:table-cell office:value-type="float" office:value="17311409" calcext:value-type="float">
            <text:p>17311409</text:p>
          </table:table-cell>
          <table:table-cell office:value-type="float" office:value="3625" calcext:value-type="float">
            <text:p>36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8" calcext:value-type="float">
            <text:p>0.7478</text:p>
          </table:table-cell>
          <table:table-cell office:value-type="float" office:value="58" calcext:value-type="float">
            <text:p>58</text:p>
          </table:table-cell>
          <table:table-cell office:value-type="float" office:value="1.031228" calcext:value-type="float">
            <text:p>1.031228</text:p>
          </table:table-cell>
          <table:table-cell office:value-type="float" office:value="1.104616" calcext:value-type="float">
            <text:p>1.104616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93" calcext:value-type="float">
            <text:p>0.93</text:p>
          </table:table-cell>
          <table:table-cell office:value-type="float" office:value="4775.56" calcext:value-type="float">
            <text:p>4775.56</text:p>
          </table:table-cell>
        </table:table-row>
        <table:table-row table:style-name="ro1">
          <table:table-cell office:value-type="float" office:value="34264" calcext:value-type="float">
            <text:p>34264</text:p>
          </table:table-cell>
          <table:table-cell office:value-type="float" office:value="6019" calcext:value-type="float">
            <text:p>6019</text:p>
          </table:table-cell>
          <table:table-cell office:value-type="float" office:value="7064046034" calcext:value-type="float">
            <text:p>7064046034</text:p>
          </table:table-cell>
          <table:table-cell office:value-type="float" office:value="9469713348" calcext:value-type="float">
            <text:p>9469713348</text:p>
          </table:table-cell>
          <table:table-cell office:value-type="float" office:value="42" calcext:value-type="float">
            <text:p>42</text:p>
          </table:table-cell>
          <table:table-cell office:value-type="float" office:value="16558721" calcext:value-type="float">
            <text:p>16558721</text:p>
          </table:table-cell>
          <table:table-cell office:value-type="float" office:value="17731871" calcext:value-type="float">
            <text:p>17731871</text:p>
          </table:table-cell>
          <table:table-cell office:value-type="float" office:value="3754" calcext:value-type="float">
            <text:p>375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5962" calcext:value-type="float">
            <text:p>0.745962</text:p>
          </table:table-cell>
          <table:table-cell office:value-type="float" office:value="42" calcext:value-type="float">
            <text:p>42</text:p>
          </table:table-cell>
          <table:table-cell office:value-type="float" office:value="1.056588" calcext:value-type="float">
            <text:p>1.056588</text:p>
          </table:table-cell>
          <table:table-cell office:value-type="float" office:value="1.131446" calcext:value-type="float">
            <text:p>1.131446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.93" calcext:value-type="float">
            <text:p>0.93</text:p>
          </table:table-cell>
          <table:table-cell office:value-type="float" office:value="4723.46" calcext:value-type="float">
            <text:p>4723.46</text:p>
          </table:table-cell>
        </table:table-row>
        <table:table-row table:style-name="ro1">
          <table:table-cell office:value-type="float" office:value="34264" calcext:value-type="float">
            <text:p>34264</text:p>
          </table:table-cell>
          <table:table-cell office:value-type="float" office:value="7022" calcext:value-type="float">
            <text:p>7022</text:p>
          </table:table-cell>
          <table:table-cell office:value-type="float" office:value="6949809741" calcext:value-type="float">
            <text:p>6949809741</text:p>
          </table:table-cell>
          <table:table-cell office:value-type="float" office:value="9300594855" calcext:value-type="float">
            <text:p>9300594855</text:p>
          </table:table-cell>
          <table:table-cell office:value-type="float" office:value="68" calcext:value-type="float">
            <text:p>68</text:p>
          </table:table-cell>
          <table:table-cell office:value-type="float" office:value="15229708" calcext:value-type="float">
            <text:p>15229708</text:p>
          </table:table-cell>
          <table:table-cell office:value-type="float" office:value="15636867" calcext:value-type="float">
            <text:p>15636867</text:p>
          </table:table-cell>
          <table:table-cell office:value-type="float" office:value="3454" calcext:value-type="float">
            <text:p>345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244" calcext:value-type="float">
            <text:p>0.747244</text:p>
          </table:table-cell>
          <table:table-cell office:value-type="float" office:value="68" calcext:value-type="float">
            <text:p>68</text:p>
          </table:table-cell>
          <table:table-cell office:value-type="float" office:value="0.971786" calcext:value-type="float">
            <text:p>0.971786</text:p>
          </table:table-cell>
          <table:table-cell office:value-type="float" office:value="0.997766" calcext:value-type="float">
            <text:p>0.997766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97" calcext:value-type="float">
            <text:p>0.97</text:p>
          </table:table-cell>
          <table:table-cell office:value-type="float" office:value="4527.18" calcext:value-type="float">
            <text:p>4527.18</text:p>
          </table:table-cell>
        </table:table-row>
        <table:table-row table:style-name="ro1">
          <table:table-cell office:value-type="float" office:value="34264" calcext:value-type="float">
            <text:p>34264</text:p>
          </table:table-cell>
          <table:table-cell office:value-type="float" office:value="8025" calcext:value-type="float">
            <text:p>8025</text:p>
          </table:table-cell>
          <table:table-cell office:value-type="float" office:value="6882248182" calcext:value-type="float">
            <text:p>6882248182</text:p>
          </table:table-cell>
          <table:table-cell office:value-type="float" office:value="9206548792" calcext:value-type="float">
            <text:p>9206548792</text:p>
          </table:table-cell>
          <table:table-cell office:value-type="float" office:value="40" calcext:value-type="float">
            <text:p>40</text:p>
          </table:table-cell>
          <table:table-cell office:value-type="float" office:value="14583730" calcext:value-type="float">
            <text:p>14583730</text:p>
          </table:table-cell>
          <table:table-cell office:value-type="float" office:value="14637781" calcext:value-type="float">
            <text:p>14637781</text:p>
          </table:table-cell>
          <table:table-cell office:value-type="float" office:value="3771" calcext:value-type="float">
            <text:p>377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538" calcext:value-type="float">
            <text:p>0.747538</text:p>
          </table:table-cell>
          <table:table-cell office:value-type="float" office:value="40" calcext:value-type="float">
            <text:p>40</text:p>
          </table:table-cell>
          <table:table-cell office:value-type="float" office:value="0.930567" calcext:value-type="float">
            <text:p>0.930567</text:p>
          </table:table-cell>
          <table:table-cell office:value-type="float" office:value="0.934016" calcext:value-type="float">
            <text:p>0.934016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1" calcext:value-type="float">
            <text:p>1</text:p>
          </table:table-cell>
          <table:table-cell office:value-type="float" office:value="3881.67" calcext:value-type="float">
            <text:p>3881.67</text:p>
          </table:table-cell>
        </table:table-row>
        <table:table-row table:style-name="ro1">
          <table:table-cell office:value-type="float" office:value="34264" calcext:value-type="float">
            <text:p>34264</text:p>
          </table:table-cell>
          <table:table-cell office:value-type="float" office:value="9028" calcext:value-type="float">
            <text:p>9028</text:p>
          </table:table-cell>
          <table:table-cell office:value-type="float" office:value="7086374695" calcext:value-type="float">
            <text:p>7086374695</text:p>
          </table:table-cell>
          <table:table-cell office:value-type="float" office:value="9482333660" calcext:value-type="float">
            <text:p>9482333660</text:p>
          </table:table-cell>
          <table:table-cell office:value-type="float" office:value="59" calcext:value-type="float">
            <text:p>59</text:p>
          </table:table-cell>
          <table:table-cell office:value-type="float" office:value="15136769" calcext:value-type="float">
            <text:p>15136769</text:p>
          </table:table-cell>
          <table:table-cell office:value-type="float" office:value="15293175" calcext:value-type="float">
            <text:p>15293175</text:p>
          </table:table-cell>
          <table:table-cell office:value-type="float" office:value="3569" calcext:value-type="float">
            <text:p>356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324" calcext:value-type="float">
            <text:p>0.747324</text:p>
          </table:table-cell>
          <table:table-cell office:value-type="float" office:value="59" calcext:value-type="float">
            <text:p>59</text:p>
          </table:table-cell>
          <table:table-cell office:value-type="float" office:value="0.965856" calcext:value-type="float">
            <text:p>0.965856</text:p>
          </table:table-cell>
          <table:table-cell office:value-type="float" office:value="0.975836" calcext:value-type="float">
            <text:p>0.975836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.99" calcext:value-type="float">
            <text:p>0.99</text:p>
          </table:table-cell>
          <table:table-cell office:value-type="float" office:value="4285" calcext:value-type="float">
            <text:p>4285</text:p>
          </table:table-cell>
        </table:table-row>
        <table:table-row table:style-name="ro1">
          <table:table-cell office:value-type="float" office:value="34264" calcext:value-type="float">
            <text:p>34264</text:p>
          </table:table-cell>
          <table:table-cell office:value-type="float" office:value="10031" calcext:value-type="float">
            <text:p>10031</text:p>
          </table:table-cell>
          <table:table-cell office:value-type="float" office:value="6950709166" calcext:value-type="float">
            <text:p>6950709166</text:p>
          </table:table-cell>
          <table:table-cell office:value-type="float" office:value="9305865637" calcext:value-type="float">
            <text:p>9305865637</text:p>
          </table:table-cell>
          <table:table-cell office:value-type="float" office:value="13" calcext:value-type="float">
            <text:p>13</text:p>
          </table:table-cell>
          <table:table-cell office:value-type="float" office:value="15967180" calcext:value-type="float">
            <text:p>15967180</text:p>
          </table:table-cell>
          <table:table-cell office:value-type="float" office:value="16869942" calcext:value-type="float">
            <text:p>1686994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917" calcext:value-type="float">
            <text:p>0.746917</text:p>
          </table:table-cell>
          <table:table-cell office:value-type="float" office:value="13" calcext:value-type="float">
            <text:p>13</text:p>
          </table:table-cell>
          <table:table-cell office:value-type="float" office:value="1.018843" calcext:value-type="float">
            <text:p>1.018843</text:p>
          </table:table-cell>
          <table:table-cell office:value-type="float" office:value="1.076447" calcext:value-type="float">
            <text:p>1.076447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95" calcext:value-type="float">
            <text:p>0.95</text:p>
          </table:table-cell>
          <table:table-cell office:value-type="float" office:value="544191.69" calcext:value-type="float">
            <text:p>544191.69</text:p>
          </table:table-cell>
        </table:table-row>
        <table:table-row table:style-name="ro1">
          <table:table-cell office:value-type="float" office:value="34264" calcext:value-type="float">
            <text:p>34264</text:p>
          </table:table-cell>
          <table:table-cell office:value-type="float" office:value="10236" calcext:value-type="float">
            <text:p>10236</text:p>
          </table:table-cell>
          <table:table-cell office:value-type="float" office:value="1259822551" calcext:value-type="float">
            <text:p>1259822551</text:p>
          </table:table-cell>
          <table:table-cell office:value-type="float" office:value="1748050058" calcext:value-type="float">
            <text:p>1748050058</text:p>
          </table:table-cell>
          <table:table-cell office:value-type="float" office:value="265" calcext:value-type="float">
            <text:p>265</text:p>
          </table:table-cell>
          <table:table-cell office:value-type="float" office:value="2844771" calcext:value-type="float">
            <text:p>2844771</text:p>
          </table:table-cell>
          <table:table-cell office:value-type="float" office:value="3079914" calcext:value-type="float">
            <text:p>3079914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20702" calcext:value-type="float">
            <text:p>0.720702</text:p>
          </table:table-cell>
          <table:table-cell office:value-type="float" office:value="265" calcext:value-type="float">
            <text:p>265</text:p>
          </table:table-cell>
          <table:table-cell office:value-type="float" office:value="0.888124" calcext:value-type="float">
            <text:p>0.888124</text:p>
          </table:table-cell>
          <table:table-cell office:value-type="float" office:value="0.961534" calcext:value-type="float">
            <text:p>0.96153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92" calcext:value-type="float">
            <text:p>0.92</text:p>
          </table:table-cell>
          <table:table-cell office:value-type="float" office:value="48887.52" calcext:value-type="float">
            <text:p>48887.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/00/0000</text:date>, <text:time style:data-style-name="N2" text:time-value="15:40:40.922148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15:37:21.437384676</meta:creation-date>
    <dc:date>2016-07-24T17:19:50.298513667</dc:date>
    <meta:editing-duration>PT1H31M38S</meta:editing-duration>
    <meta:editing-cycles>14</meta:editing-cycles>
    <meta:generator>LibreOffice/5.1.4.2$Linux_X86_64 LibreOffice_project/10m0$Build-2</meta:generator>
    <meta:document-statistic meta:table-count="1" meta:cell-count="260" meta:object-count="0"/>
  </office:meta>
</office:document-meta>
</file>